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Diese Bibliothek bietet LVOOP Klassen für die BME PCI Delaygeneratoren (i.w. DG). </text:p>
      <text:p text:style-name="Standard">Momentan werden die Produkte SG02P2, SG05P1, SG05P3, SG08P2 unterstützt. </text:p>
      <text:p text:style-name="Standard">Die Klassen können auch mit <text:s/>anderen Versionen arbeiten, dafür ist aber ein Test mit der jeweiligen Hardware (i.w. HW) erforderlich.</text:p>
      <text:p text:style-name="Standard"/>
      <text:p text:style-name="Standard">Die tatsächlich installierten DGs werden durch die Klasse BME_DG_System repräsentiert. Ein System besteht aus genau einer Masterkarte und 0 bis mehreren Slavekarten. Es ist möglich mehrere Systemobjekte parallel laufen zu lassen.</text:p>
      <text:p text:style-name="Standard">Bei der Initialisierung wird jeder Karte und jedem Kanal ein logischer Name vergeben. Der weitere Zugriff auf die einzelnen Karten und Kanäle erfolgt bequem über diesen Namen.</text:p>
      <text:p text:style-name="Standard">Wie in Bergmann Applikation kann man die Delays für Kanäle relativ zu einander in Form :</text:p>
      <text:p text:style-name="P1">log Name Kanal B = log Name Kanal A +- <text:s/>rel.Delay(µs)</text:p>
      <text:p text:style-name="Standard"/>
      <text:p text:style-name="Standard">definieren. Wird das Delay vom Kanal A verändert, so wird auch das absolute Delay für Kanal B und <text:s/>aller davon abhängigen Kanäle neuberechnet und Kanal B und in HW aktualisiert. BME_DG_System überprüft vor der Änderung eines Delays, ob die davon abhängigen Kanäle negative absolute Delaywerte bekommen würden. Ist es der Fall, so wird die Änderung verworfen.</text:p>
      <text:p text:style-name="Standard"/>
      <text:p text:style-name="Standard">Die Basisklassen sind BME_DG_Base, welche die gemeinsamen Funktionen und Parameter für alle DGs <text:s/>bereitstellen und BME_DG_Chnl entsprechend für Kanäle (i.w. Chnl).</text:p>
      <text:p text:style-name="Standard"/>
      <text:p text:style-name="Standard">BME_DG_Base <text:s/>Variable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M41S</meta:editing-duration>
    <meta:editing-cycles>4</meta:editing-cycles>
    <meta:generator>OpenOffice.org/3.3$Win32 OpenOffice.org_project/330m20$Build-9567</meta:generator>
    <dc:date>2012-06-27T08:37:32.98</dc:date>
    <meta:document-statistic meta:table-count="0" meta:image-count="0" meta:object-count="0" meta:page-count="1" meta:paragraph-count="10" meta:word-count="205" meta:character-count="1376"/>
    <meta:user-defined meta:name="Info 1"/>
    <meta:user-defined meta:name="Info 2"/>
    <meta:user-defined meta:name="Info 3"/>
    <meta:user-defined meta:name="Info 4"/>
  </office:meta>
</office:document-meta>
</file>